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3.36mm"/>
    </style:style>
    <style:style style:name="co4" style:family="table-column">
      <style:table-column-properties fo:break-before="auto" style:column-width="161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Titolo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nità</text:p>
          </table:table-cell>
          <table:table-cell office:value-type="string" calcext:value-type="string">
            <text:p>Animazioni</text:p>
          </table:table-cell>
          <table:table-cell office:value-type="string" calcext:value-type="string">
            <text:p>Costo</text:p>
          </table:table-cell>
        </table:table-row>
        <table:table-row table:style-name="ro2">
          <table:table-cell table:style-name="ce1" office:value-type="string" calcext:value-type="string">
            <text:p>RTS Humans</text:p>
          </table:table-cell>
          <table:table-cell office:value-type="string" calcext:value-type="string">
            <text:p><text:a xlink:href="https://assetstore.unity.com/packages/3d/characters/rts-humans-113458" xlink:type="simple">https://assetstore.unity.com/packages/3d/characters/rts-humans-113458</text:a></text:p>
          </table:table-cell>
          <table:table-cell office:value-type="string" calcext:value-type="string">
            <text:p>WorkerWood, WorkerStone, WorkerAxe, WorkerPickaxe, Priest, King, Mage, Assassin, Soldier, Archer, Spearmen</text:p>
          </table:table-cell>
          <table:table-cell office:value-type="string" calcext:value-type="string">
            <text:p><text:s/>Walk, Walk2(carry), Run, Idle1, idle2, Hit, Attack1, Attack2, AttackArcher, Victory, Death1, Death2, </text:p>
          </table:table-cell>
          <table:table-cell table:style-name="ce3" office:value-type="currency" office:currency="EUR" office:value="16.04" calcext:value-type="currency">
            <text:p>€ 16,04</text:p>
          </table:table-cell>
        </table:table-row>
        <table:table-row table:style-name="ro2">
          <table:table-cell table:style-name="ce1" office:value-type="string" calcext:value-type="string">
            <text:p>Poly Pack: Dungeons &amp; Caves</text:p>
          </table:table-cell>
          <table:table-cell office:value-type="string" calcext:value-type="string">
            <text:p><text:a xlink:href="https://assetstore.unity.com/packages/3d/environments/dungeons/poly-pack-dungeons-caves-62051" xlink:type="simple">https://assetstore.unity.com/packages/3d/environments/dungeons/poly-pack-dungeons-caves-62051</text:a></text:p>
          </table:table-cell>
          <table:table-cell office:value-type="string" calcext:value-type="string">
            <text:p>Potrebbe esserci tutto quel che ci serve se ci accontentiamo di un background abbastanza scarno</text:p>
          </table:table-cell>
          <table:table-cell/>
          <table:table-cell table:style-name="ce3" office:value-type="currency" office:currency="EUR" office:value="6.24" calcext:value-type="currency">
            <text:p>€ 6,24</text:p>
          </table:table-cell>
        </table:table-row>
        <table:table-row table:style-name="ro2">
          <table:table-cell table:style-name="ce1" office:value-type="string" calcext:value-type="string">
            <text:p>Modular Dark Dungeon Pack</text:p>
          </table:table-cell>
          <table:table-cell office:value-type="string" calcext:value-type="string">
            <text:p><text:a xlink:href="https://assetstore.unity.com/packages/3d/environments/dungeons/modular-dark-dungeon-pack-136091" xlink:type="simple">https://assetstore.unity.com/packages/3d/environments/dungeons/modular-dark-dungeon-pack-136091</text:a></text:p>
          </table:table-cell>
          <table:table-cell office:value-type="string" calcext:value-type="string">
            <text:p>Piuttosto dettagliata, non si capisce bene quali elementi ci sono</text:p>
          </table:table-cell>
          <table:table-cell/>
          <table:table-cell office:value-type="currency" office:currency="EUR" office:value="17.86" calcext:value-type="currency">
            <text:p>€ 17,86</text:p>
          </table:table-cell>
        </table:table-row>
        <table:table-row table:style-name="ro2">
          <table:table-cell table:style-name="ce1" office:value-type="string" calcext:value-type="string">
            <text:p>Dungeon Starter Pack</text:p>
          </table:table-cell>
          <table:table-cell office:value-type="string" calcext:value-type="string">
            <text:p>https://assetstore.unity.com/packages/3d/environments/dungeons/dungeon-starter-pack-41511</text:p>
          </table:table-cell>
          <table:table-cell office:value-type="string" calcext:value-type="string">
            <text:p>Molto dettagliata, assolutamente più di quel che ci serve</text:p>
          </table:table-cell>
          <table:table-cell/>
          <table:table-cell office:value-type="currency" office:currency="EUR" office:value="25.91" calcext:value-type="currency">
            <text:p>€ 25,91</text:p>
          </table:table-cell>
        </table:table-row>
        <table:table-row table:style-name="ro2">
          <table:table-cell table:style-name="ce1" office:value-type="string" calcext:value-type="string">
            <text:p>Cartoon Style Dungeon Pack</text:p>
          </table:table-cell>
          <table:table-cell office:value-type="string" calcext:value-type="string">
            <text:p><text:a xlink:href="https://assetstore.unity.com/packages/3d/environments/dungeons/cartoon-style-dungeon-pack-146213" xlink:type="simple">https://assetstore.unity.com/packages/3d/environments/dungeons/cartoon-style-dungeon-pack-146213</text:a></text:p>
          </table:table-cell>
          <table:table-cell office:value-type="string" calcext:value-type="string">
            <text:p>Molto completa, stile cartoon</text:p>
          </table:table-cell>
          <table:table-cell/>
          <table:table-cell office:value-type="currency" office:currency="EUR" office:value="44.66" calcext:value-type="currency">
            <text:p>€ 44,66</text:p>
          </table:table-cell>
        </table:table-row>
        <table:table-row table:style-name="ro1" table:number-rows-repeated="104856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copo Arduini</meta:initial-creator>
    <meta:creation-date>2019-07-21T11:58:31.383000000</meta:creation-date>
    <dc:date>2019-07-21T12:24:49.976000000</dc:date>
    <dc:creator>Iacopo Arduini</dc:creator>
    <meta:editing-duration>PT5M58S</meta:editing-duration>
    <meta:editing-cycles>1</meta:editing-cycles>
    <meta:document-statistic meta:table-count="1" meta:cell-count="26" meta:object-count="0"/>
    <meta:generator>LibreOffice/6.0.5.2$Windows_X86_64 LibreOffice_project/54c8cbb85f300ac59db32fe8a675ff7683cd5a16</meta:generator>
  </office:meta>
</office:document-meta>
</file>